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55da8" officeooo:paragraph-rsid="00055da8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22pt" fo:font-style="normal" style:text-underline-style="none" fo:font-weight="normal" officeooo:rsid="00055da8" officeooo:paragraph-rsid="00055da8" style:text-blinking="false" fo:background-color="transparent" style:font-size-asian="10.5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weight="normal"/>
    </style:style>
    <style:style style:name="T1" style:family="text">
      <style:text-properties officeooo:rsid="00070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9ef3a452-7fff-5d55-ff43-a38f7c605b3a"/>SEA 104 Visca Florian</text:p>
      <text:p text:style-name="P4"><text:line-break/><text:line-break/></text:p>
      <text:p text:style-name="P3">Les traces que j’ai laissées sur internet :</text:p>
      <text:p text:style-name="Text_20_body"/>
      <text:p text:style-name="P3">En cherchent mon nom et mon prénom sur un moteur de recherche, on trouve les informations suivantes : mon Instagram, mon compte Facebook et des résultats de natation quand j’étais inscrit au club de natation de Sélestat.</text:p>
      <text:p text:style-name="Text_20_body"/>
      <text:p text:style-name="P3">Pour mon Instagram, on peut voir qu’il n’y a aucune publication et mon compte est privé, ce qui veut dire qu’on ne peut voir ni mes publications, ni mes abonnements sauf les personnes que j’accepte.</text:p>
      <text:p text:style-name="Text_20_body"/>
      <text:p text:style-name="P3">Pour mon compte Facebook, on peut voir que je suis 5 personnes et que je n’ai aucune communication ou publication.</text:p>
      <text:p text:style-name="Text_20_body"/>
      <text:p text:style-name="P3">Ce qui serait à améliorer sur ma e-réputation serait d’avoir plus d'informations sur moi en tant que travailleur. Par exemple, un compte linkedin serait intéressant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08:42:50.540000000</meta:creation-date>
    <dc:date>2023-12-08T09:47:41.302000000</dc:date>
    <meta:editing-duration>PT1H10M57S</meta:editing-duration>
    <meta:editing-cycles>3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8" meta:word-count="129" meta:character-count="764" meta:non-whitespace-character-count="638"/>
  </office:meta>
</office:document-meta>
</file>